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den Surya Wijaya</text:p>
          </table:table-cell>
          <table:table-cell office:value-type="float" office:value="1000806">
            <text:p>1000806</text:p>
          </table:table-cell>
          <table:table-cell office:value-type="string">
            <text:p>SvL?16|i</text:p>
          </table:table-cell>
        </table:table-row>
        <table:table-row table:style-name="ro1">
          <table:table-cell office:value-type="string">
            <text:p>Aldi</text:p>
          </table:table-cell>
          <table:table-cell office:value-type="float" office:value="1000816">
            <text:p>1000816</text:p>
          </table:table-cell>
          <table:table-cell office:value-type="string">
            <text:p>s4(.hH6N</text:p>
          </table:table-cell>
        </table:table-row>
        <table:table-row table:style-name="ro1">
          <table:table-cell office:value-type="string">
            <text:p>Ammar</text:p>
          </table:table-cell>
          <table:table-cell office:value-type="float" office:value="1000826">
            <text:p>1000826</text:p>
          </table:table-cell>
          <table:table-cell office:value-type="string">
            <text:p>Y=4ntH?6</text:p>
          </table:table-cell>
        </table:table-row>
        <table:table-row table:style-name="ro1">
          <table:table-cell office:value-type="string">
            <text:p>Arif Rahman</text:p>
          </table:table-cell>
          <table:table-cell office:value-type="float" office:value="1000836">
            <text:p>1000836</text:p>
          </table:table-cell>
          <table:table-cell office:value-type="string">
            <text:p>sx*X5-K9</text:p>
          </table:table-cell>
        </table:table-row>
        <table:table-row table:style-name="ro1">
          <table:table-cell office:value-type="string">
            <text:p>Dea Amelia</text:p>
          </table:table-cell>
          <table:table-cell office:value-type="float" office:value="1000846">
            <text:p>1000846</text:p>
          </table:table-cell>
          <table:table-cell office:value-type="string">
            <text:p>9|Hde-7A</text:p>
          </table:table-cell>
        </table:table-row>
        <table:table-row table:style-name="ro1">
          <table:table-cell office:value-type="string">
            <text:p>Dede Hasanudin</text:p>
          </table:table-cell>
          <table:table-cell office:value-type="float" office:value="1000856">
            <text:p>1000856</text:p>
          </table:table-cell>
          <table:table-cell office:value-type="string">
            <text:p>&amp;#Drn2G3</text:p>
          </table:table-cell>
        </table:table-row>
        <table:table-row table:style-name="ro1">
          <table:table-cell office:value-type="string">
            <text:p>Deris Hidayat</text:p>
          </table:table-cell>
          <table:table-cell office:value-type="float" office:value="1000866">
            <text:p>1000866</text:p>
          </table:table-cell>
          <table:table-cell office:value-type="string">
            <text:p>aXe4@S7~</text:p>
          </table:table-cell>
        </table:table-row>
        <table:table-row table:style-name="ro1">
          <table:table-cell office:value-type="string">
            <text:p>Desti Indriyani</text:p>
          </table:table-cell>
          <table:table-cell office:value-type="float" office:value="1000876">
            <text:p>1000876</text:p>
          </table:table-cell>
          <table:table-cell office:value-type="string">
            <text:p>G.7^Ea2x</text:p>
          </table:table-cell>
        </table:table-row>
        <table:table-row table:style-name="ro1">
          <table:table-cell office:value-type="string">
            <text:p>Eli Fadilah</text:p>
          </table:table-cell>
          <table:table-cell office:value-type="float" office:value="1000886">
            <text:p>1000886</text:p>
          </table:table-cell>
          <table:table-cell office:value-type="string">
            <text:p>Uq63sB_!</text:p>
          </table:table-cell>
        </table:table-row>
        <table:table-row table:style-name="ro1">
          <table:table-cell office:value-type="string">
            <text:p>Ergi Khaddafi</text:p>
          </table:table-cell>
          <table:table-cell office:value-type="float" office:value="1000896">
            <text:p>1000896</text:p>
          </table:table-cell>
          <table:table-cell office:value-type="string">
            <text:p>S9e5]?kU</text:p>
          </table:table-cell>
        </table:table-row>
        <table:table-row table:style-name="ro1">
          <table:table-cell office:value-type="string">
            <text:p>Ervan Andri Antoro</text:p>
          </table:table-cell>
          <table:table-cell office:value-type="float" office:value="1000906">
            <text:p>1000906</text:p>
          </table:table-cell>
          <table:table-cell office:value-type="string">
            <text:p>.8*kW5wF</text:p>
          </table:table-cell>
        </table:table-row>
        <table:table-row table:style-name="ro1">
          <table:table-cell office:value-type="string">
            <text:p>Ervini Evendi</text:p>
          </table:table-cell>
          <table:table-cell office:value-type="float" office:value="1000916">
            <text:p>1000916</text:p>
          </table:table-cell>
          <table:table-cell office:value-type="string">
            <text:p>s2MNe-3{</text:p>
          </table:table-cell>
        </table:table-row>
        <table:table-row table:style-name="ro1">
          <table:table-cell office:value-type="string">
            <text:p>Fani Anggraeni</text:p>
          </table:table-cell>
          <table:table-cell office:value-type="float" office:value="1000926">
            <text:p>1000926</text:p>
          </table:table-cell>
          <table:table-cell office:value-type="string">
            <text:p>?rH72L]w</text:p>
          </table:table-cell>
        </table:table-row>
        <table:table-row table:style-name="ro1">
          <table:table-cell office:value-type="string">
            <text:p>Firmansyah</text:p>
          </table:table-cell>
          <table:table-cell office:value-type="float" office:value="1000936">
            <text:p>1000936</text:p>
          </table:table-cell>
          <table:table-cell office:value-type="string">
            <text:p>x1}N[2oW</text:p>
          </table:table-cell>
        </table:table-row>
        <table:table-row table:style-name="ro1">
          <table:table-cell office:value-type="string">
            <text:p>Fredly Eriyandi</text:p>
          </table:table-cell>
          <table:table-cell office:value-type="float" office:value="1000946">
            <text:p>1000946</text:p>
          </table:table-cell>
          <table:table-cell office:value-type="string">
            <text:p>B]qN4@1m</text:p>
          </table:table-cell>
        </table:table-row>
        <table:table-row table:style-name="ro1">
          <table:table-cell office:value-type="string">
            <text:p>Gusti N Utami R</text:p>
          </table:table-cell>
          <table:table-cell office:value-type="float" office:value="1000956">
            <text:p>1000956</text:p>
          </table:table-cell>
          <table:table-cell office:value-type="string">
            <text:p>QF8q{6i^</text:p>
          </table:table-cell>
        </table:table-row>
        <table:table-row table:style-name="ro1">
          <table:table-cell office:value-type="string">
            <text:p>Hirmati Sri Bintang M</text:p>
          </table:table-cell>
          <table:table-cell office:value-type="float" office:value="1000966">
            <text:p>1000966</text:p>
          </table:table-cell>
          <table:table-cell office:value-type="string">
            <text:p>6JP4{bn[</text:p>
          </table:table-cell>
        </table:table-row>
        <table:table-row table:style-name="ro1">
          <table:table-cell office:value-type="string">
            <text:p>Ilham Hilmansyah</text:p>
          </table:table-cell>
          <table:table-cell office:value-type="float" office:value="1000976">
            <text:p>1000976</text:p>
          </table:table-cell>
          <table:table-cell office:value-type="string">
            <text:p>}B!t52Yl</text:p>
          </table:table-cell>
        </table:table-row>
        <table:table-row table:style-name="ro1">
          <table:table-cell office:value-type="string">
            <text:p>Indriyanti</text:p>
          </table:table-cell>
          <table:table-cell office:value-type="float" office:value="1000986">
            <text:p>1000986</text:p>
          </table:table-cell>
          <table:table-cell office:value-type="string">
            <text:p>]j5Ji+S4</text:p>
          </table:table-cell>
        </table:table-row>
        <table:table-row table:style-name="ro1">
          <table:table-cell office:value-type="string">
            <text:p>Iqbal Alfayed</text:p>
          </table:table-cell>
          <table:table-cell office:value-type="float" office:value="1000996">
            <text:p>1000996</text:p>
          </table:table-cell>
          <table:table-cell office:value-type="string">
            <text:p>7s?+iML6</text:p>
          </table:table-cell>
        </table:table-row>
        <table:table-row table:style-name="ro1">
          <table:table-cell office:value-type="string">
            <text:p>Irfan nur hakim</text:p>
          </table:table-cell>
          <table:table-cell office:value-type="float" office:value="1001006">
            <text:p>1001006</text:p>
          </table:table-cell>
          <table:table-cell office:value-type="string">
            <text:p>m#+YH9u7</text:p>
          </table:table-cell>
        </table:table-row>
        <table:table-row table:style-name="ro1">
          <table:table-cell office:value-type="string">
            <text:p>M. Hadi Hermawan</text:p>
          </table:table-cell>
          <table:table-cell office:value-type="float" office:value="1001016">
            <text:p>1001016</text:p>
          </table:table-cell>
          <table:table-cell office:value-type="string">
            <text:p>E%x4p[V8</text:p>
          </table:table-cell>
        </table:table-row>
        <table:table-row table:style-name="ro1">
          <table:table-cell office:value-type="string">
            <text:p>Marsela Sufianti</text:p>
          </table:table-cell>
          <table:table-cell office:value-type="float" office:value="1001026">
            <text:p>1001026</text:p>
          </table:table-cell>
          <table:table-cell office:value-type="string">
            <text:p>s{#Dp52K</text:p>
          </table:table-cell>
        </table:table-row>
        <table:table-row table:style-name="ro1">
          <table:table-cell office:value-type="string">
            <text:p>Misbah</text:p>
          </table:table-cell>
          <table:table-cell office:value-type="float" office:value="1001036">
            <text:p>1001036</text:p>
          </table:table-cell>
          <table:table-cell office:value-type="string">
            <text:p>&amp;Wo1@xS9</text:p>
          </table:table-cell>
        </table:table-row>
        <table:table-row table:style-name="ro1">
          <table:table-cell office:value-type="string">
            <text:p>Muhamad Saepudin</text:p>
          </table:table-cell>
          <table:table-cell office:value-type="float" office:value="1001046">
            <text:p>1001046</text:p>
          </table:table-cell>
          <table:table-cell office:value-type="string">
            <text:p>)6k7lL?M</text:p>
          </table:table-cell>
        </table:table-row>
        <table:table-row table:style-name="ro1">
          <table:table-cell office:value-type="string">
            <text:p>Muhammad Kardonov</text:p>
          </table:table-cell>
          <table:table-cell office:value-type="float" office:value="1001056">
            <text:p>1001056</text:p>
          </table:table-cell>
          <table:table-cell office:value-type="string">
            <text:p>rKxS4]*9</text:p>
          </table:table-cell>
        </table:table-row>
        <table:table-row table:style-name="ro1">
          <table:table-cell office:value-type="string">
            <text:p>Noviana Dwi Fegita</text:p>
          </table:table-cell>
          <table:table-cell office:value-type="float" office:value="1001066">
            <text:p>1001066</text:p>
          </table:table-cell>
          <table:table-cell office:value-type="string">
            <text:p>L_8Uf!4p</text:p>
          </table:table-cell>
        </table:table-row>
        <table:table-row table:style-name="ro1">
          <table:table-cell office:value-type="string">
            <text:p>Nur fenti Handayani</text:p>
          </table:table-cell>
          <table:table-cell office:value-type="float" office:value="1001076">
            <text:p>1001076</text:p>
          </table:table-cell>
          <table:table-cell office:value-type="string">
            <text:p>9q[Dj!5P</text:p>
          </table:table-cell>
        </table:table-row>
        <table:table-row table:style-name="ro1">
          <table:table-cell office:value-type="string">
            <text:p>Nurhalimah</text:p>
          </table:table-cell>
          <table:table-cell office:value-type="float" office:value="1001086">
            <text:p>1001086</text:p>
          </table:table-cell>
          <table:table-cell office:value-type="string">
            <text:p>O%sN!96q</text:p>
          </table:table-cell>
        </table:table-row>
        <table:table-row table:style-name="ro1">
          <table:table-cell office:value-type="string">
            <text:p>Purnama</text:p>
          </table:table-cell>
          <table:table-cell office:value-type="float" office:value="1001096">
            <text:p>1001096</text:p>
          </table:table-cell>
          <table:table-cell office:value-type="string">
            <text:p>db+@8ZX1</text:p>
          </table:table-cell>
        </table:table-row>
        <table:table-row table:style-name="ro1">
          <table:table-cell office:value-type="string">
            <text:p>Putri Eka Pratiwi</text:p>
          </table:table-cell>
          <table:table-cell office:value-type="float" office:value="1001106">
            <text:p>1001106</text:p>
          </table:table-cell>
          <table:table-cell office:value-type="string">
            <text:p>N5t.u~7T</text:p>
          </table:table-cell>
        </table:table-row>
        <table:table-row table:style-name="ro1">
          <table:table-cell office:value-type="string">
            <text:p>Rismawati Solihah</text:p>
          </table:table-cell>
          <table:table-cell office:value-type="float" office:value="1001116">
            <text:p>1001116</text:p>
          </table:table-cell>
          <table:table-cell office:value-type="string">
            <text:p>yO?|q84H</text:p>
          </table:table-cell>
        </table:table-row>
        <table:table-row table:style-name="ro1">
          <table:table-cell office:value-type="string">
            <text:p>Rurrie</text:p>
          </table:table-cell>
          <table:table-cell office:value-type="float" office:value="1001126">
            <text:p>1001126</text:p>
          </table:table-cell>
          <table:table-cell office:value-type="string">
            <text:p>R4r^8.Qp</text:p>
          </table:table-cell>
        </table:table-row>
        <table:table-row table:style-name="ro1">
          <table:table-cell office:value-type="string">
            <text:p>Salman A</text:p>
          </table:table-cell>
          <table:table-cell office:value-type="float" office:value="1001136">
            <text:p>1001136</text:p>
          </table:table-cell>
          <table:table-cell office:value-type="string">
            <text:p>1]Z@3dPj</text:p>
          </table:table-cell>
        </table:table-row>
        <table:table-row table:style-name="ro1">
          <table:table-cell office:value-type="string">
            <text:p>Stella Alicea</text:p>
          </table:table-cell>
          <table:table-cell office:value-type="float" office:value="1001146">
            <text:p>1001146</text:p>
          </table:table-cell>
          <table:table-cell office:value-type="string">
            <text:p>46QeC!a|</text:p>
          </table:table-cell>
        </table:table-row>
        <table:table-row table:style-name="ro1">
          <table:table-cell office:value-type="string">
            <text:p>Syeikh Anugrah</text:p>
          </table:table-cell>
          <table:table-cell office:value-type="float" office:value="1001156">
            <text:p>1001156</text:p>
          </table:table-cell>
          <table:table-cell office:value-type="string">
            <text:p>4bA8aX?|</text:p>
          </table:table-cell>
        </table:table-row>
        <table:table-row table:style-name="ro1">
          <table:table-cell office:value-type="string">
            <text:p>Widi Alawiyah</text:p>
          </table:table-cell>
          <table:table-cell office:value-type="float" office:value="1001166">
            <text:p>1001166</text:p>
          </table:table-cell>
          <table:table-cell office:value-type="string">
            <text:p>8Ocx{7M)</text:p>
          </table:table-cell>
        </table:table-row>
        <table:table-row table:style-name="ro1">
          <table:table-cell office:value-type="string">
            <text:p>Widia Herawati</text:p>
          </table:table-cell>
          <table:table-cell office:value-type="float" office:value="1001176">
            <text:p>1001176</text:p>
          </table:table-cell>
          <table:table-cell office:value-type="string">
            <text:p>5w%9X{Lf</text:p>
          </table:table-cell>
        </table:table-row>
        <table:table-row table:style-name="ro1">
          <table:table-cell office:value-type="string">
            <text:p>Yayan Heryana</text:p>
          </table:table-cell>
          <table:table-cell office:value-type="float" office:value="1001186">
            <text:p>1001186</text:p>
          </table:table-cell>
          <table:table-cell office:value-type="string">
            <text:p>M4.pH=o8</text:p>
          </table:table-cell>
        </table:table-row>
        <table:table-row table:style-name="ro1">
          <table:table-cell office:value-type="string">
            <text:p>Yuni Anggraeni</text:p>
          </table:table-cell>
          <table:table-cell office:value-type="float" office:value="1001196">
            <text:p>1001196</text:p>
          </table:table-cell>
          <table:table-cell office:value-type="string">
            <text:p>#ZmoL86!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